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7528" officeooo:paragraph-rsid="000a7528"/>
    </style:style>
    <style:style style:name="P2" style:family="paragraph" style:parent-style-name="Standard">
      <style:text-properties fo:font-weight="bold" officeooo:rsid="000a7528" officeooo:paragraph-rsid="000a7528" style:font-weight-asian="bold" style:font-weight-complex="bold"/>
    </style:style>
    <style:style style:name="P3" style:family="paragraph" style:parent-style-name="Standard">
      <style:text-properties fo:font-weight="bold" officeooo:rsid="000c60c0" officeooo:paragraph-rsid="000c60c0" style:font-weight-asian="bold" style:font-weight-complex="bold"/>
    </style:style>
    <style:style style:name="P4" style:family="paragraph" style:parent-style-name="Standard">
      <style:text-properties officeooo:rsid="000c60c0" officeooo:paragraph-rsid="000c60c0"/>
    </style:style>
    <style:style style:name="T1" style:family="text">
      <style:text-properties officeooo:rsid="000dc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ameseNet_Mine</text:p>
      <text:p text:style-name="P1">python SiameseNet_M<text:span text:style-name="T1">INE</text:span>.py</text:p>
      <text:p text:style-name="P1"/>
      <text:p text:style-name="P1"/>
      <text:p text:style-name="P3">TripletNet_Mine</text:p>
      <text:p text:style-name="P4"><text:s/>python <text:s/>TripletNet_MINE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8:57:36.478866923</meta:creation-date>
    <dc:date>2020-03-28T14:21:45.752592969</dc:date>
    <meta:editing-duration>PT1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" meta:character-count="82" meta:non-whitespace-character-count="78"/>
  </office:meta>
</office:document-meta>
</file>